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" office:value-type="float"/>
          <table:table-cell office:value-type="string">
            <text:p>englis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" office:value-type="float"/>
          <table:table-cell office:value-type="string">
            <text:p>germa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8-22T11:04:03.625188</meta:creation-date>
    <dc:date>2022-08-22T11:04:03.633152</dc:date>
    <meta:generator>http://pypi.python.org/pypi/ezodf/0.1.0$Python3.8.10 (default, Jun 22 2022, 20:18:18) 
[GCC 9.4.0]</meta:generator>
    <meta:document-statistic/>
    <meta:editing-cycles>1</meta:editing-cycles>
  </office:meta>
</office:document-meta>
</file>